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5d3" officeooo:paragraph-rsid="0009f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nit – to check the repository</text:p>
      <text:p text:style-name="P1">git add &lt;files&gt; – to add files</text:p>
      <text:p text:style-name="P1">git status --- check status of working tree</text:p>
      <text:p text:style-name="P1">git commit --- commit changes in inde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2:50:20.874669288</meta:creation-date>
    <dc:date>2020-08-27T02:53:12.115994397</dc:date>
    <meta:editing-duration>P0D</meta:editing-duration>
    <meta:editing-cycles>1</meta:editing-cycles>
    <meta:document-statistic meta:table-count="0" meta:image-count="0" meta:object-count="0" meta:page-count="1" meta:paragraph-count="4" meta:word-count="27" meta:character-count="145" meta:non-whitespace-character-count="120"/>
    <meta:generator>LibreOffice/4.2.8.2$Linux_x86 LibreOffice_project/420m0$Build-2</meta:generator>
  </office:meta>
</office:document-meta>
</file>